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15in" fo:margin-left="-0.075in" table:align="left" style:writing-mode="lr-tb"/>
    </style:style>
    <style:style style:name="Table1.A" style:family="table-column">
      <style:table-column-properties style:column-width="2.3833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ffffff" style:writing-mode="lr-tb"/>
    </style:style>
    <style:style style:name="Table2" style:family="table">
      <style:table-properties style:width="7.1528in" fo:margin-left="-0.0799in" table:align="left" style:writing-mode="lr-tb"/>
    </style:style>
    <style:style style:name="Table2.A" style:family="table-column">
      <style:table-column-properties style:column-width="6.0285in"/>
    </style:style>
    <style:style style:name="Table2.B" style:family="table-column">
      <style:table-column-properties style:column-width="1.1243in"/>
    </style:style>
    <style:style style:name="Table2.1" style:family="table-row">
      <style:table-row-properties style:min-row-height="0.2181in" fo:keep-together="auto"/>
    </style:style>
    <style:style style:name="Table2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Table3" style:family="table" style:master-page-name="">
      <style:table-properties style:width="7.15in" fo:margin-left="-0.0799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6.0257in"/>
    </style:style>
    <style:style style:name="Table3.B" style:family="table-column">
      <style:table-column-properties style:column-width="1.1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style:min-row-height="0.1493in" fo:keep-together="auto"/>
    </style:style>
    <style:style style:name="Table4" style:family="table">
      <style:table-properties style:width="7.1528in" fo:margin-left="-0.0799in" table:align="left" style:writing-mode="lr-tb"/>
    </style:style>
    <style:style style:name="Table4.A" style:family="table-column">
      <style:table-column-properties style:column-width="6.0285in"/>
    </style:style>
    <style:style style:name="Table4.B" style:family="table-column">
      <style:table-column-properties style:column-width="1.1243in"/>
    </style:style>
    <style:style style:name="Table4.1" style:family="table-row">
      <style:table-row-properties style:min-row-height="0.1493in" fo:keep-together="auto"/>
    </style:style>
    <style:style style:name="Table4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5" style:family="table">
      <style:table-properties style:width="6.5in" fo:margin-left="-0.0799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style style:name="P2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3" style:family="paragraph" style:parent-style-name="Standard">
      <style:paragraph-properties fo:margin-top="0in" fo:margin-bottom="0.028in" style:contextual-spacing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in" fo:margin-bottom="0.028in" style:contextual-spacing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5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.028in" style:contextual-spacing="false"/>
      <style:text-properties style:font-name="Arial1" fo:font-size="3pt" style:font-size-asian="3pt" style:font-name-complex="Arial1" style:font-size-complex="3pt"/>
    </style:style>
    <style:style style:name="P7" style:family="paragraph" style:parent-style-name="Standard">
      <style:paragraph-properties fo:margin-top="0in" fo:margin-bottom="0.028in" style:contextual-spacing="false"/>
      <style:text-properties style:font-name="Arial1" fo:font-size="3pt" fo:font-weight="bold" style:font-name-asian="Calibri" style:font-size-asian="3pt" style:font-weight-asian="bold" style:font-name-complex="Arial1" style:font-size-complex="3pt"/>
    </style:style>
    <style:style style:name="P8" style:family="paragraph" style:parent-style-name="Standard">
      <style:paragraph-properties fo:margin-top="0in" fo:margin-bottom="0.028in" style:contextual-spacing="false"/>
      <style:text-properties style:font-name="Arial1" fo:font-size="3pt" style:font-name-asian="Helvetica" style:font-size-asian="3pt" style:font-name-complex="Arial1" style:font-size-complex="3pt"/>
    </style:style>
    <style:style style:name="P9" style:family="paragraph" style:parent-style-name="Standard">
      <style:paragraph-properties fo:margin-top="0in" fo:margin-bottom="0.028in" style:contextual-spacing="false"/>
      <style:text-properties style:font-name="Arial1" fo:font-size="2pt" fo:font-weight="bold" style:font-name-asian="Helvetica" style:font-size-asian="2pt" style:font-weight-asian="bold" style:font-name-complex="Arial1" style:font-size-complex="2pt" style:font-weight-complex="bold"/>
    </style:style>
    <style:style style:name="P10" style:family="paragraph" style:parent-style-name="Standard">
      <style:paragraph-properties fo:margin-top="0in" fo:margin-bottom="0.028in" style:contextual-spacing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1" style:family="paragraph" style:parent-style-name="Standard">
      <style:paragraph-properties fo:margin-left="0.1252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2" style:family="paragraph" style:parent-style-name="Standard">
      <style:paragraph-properties fo:margin-top="0in" fo:margin-bottom="0.028in" style:contextual-spacing="false"/>
    </style:style>
    <style:style style:name="P13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weight-asian="bold" style:font-name-complex="Arial1"/>
    </style:style>
    <style:style style:name="P14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3pt" style:font-size-asian="3pt" style:font-name-complex="Arial1" style:font-size-complex="3pt"/>
    </style:style>
    <style:style style:name="P15" style:family="paragraph" style:parent-style-name="Subtitle">
      <style:paragraph-properties fo:text-align="start" style:justify-single-word="false"/>
      <style:text-properties fo:color="#000000" loext:opacity="100%" style:font-name="Arial1" fo:font-size="1pt" fo:font-weight="bold" style:font-name-asian="Calibri" style:font-size-asian="1pt" style:font-weight-asian="bold" style:font-name-complex="Arial1" style:font-size-complex="1pt" style:font-weight-complex="bold"/>
    </style:style>
    <style:style style:name="P16" style:family="paragraph" style:parent-style-name="Title">
      <style:paragraph-properties fo:margin-top="0in" fo:margin-bottom="0.028in" style:contextual-spacing="false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5.1874in"/>
        </style:tab-stops>
      </style:paragraph-properties>
      <style:text-properties fo:color="#000000" loext:opacity="100%" style:font-name="Arial1" fo:font-size="1pt" style:font-size-asian="1pt" style:font-name-complex="Arial1" style:font-size-complex="1pt"/>
    </style:style>
    <style:style style:name="P17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18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5c6573" style:font-size-asian="10pt" style:font-name-complex="Arial1" style:font-size-complex="10pt"/>
    </style:style>
    <style:style style:name="P19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4295f" style:font-size-asian="10pt" style:font-name-complex="Arial1" style:font-size-complex="10pt"/>
    </style:style>
    <style:style style:name="P20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61143" style:font-size-asian="10pt" style:font-name-complex="Arial1" style:font-size-complex="10pt"/>
    </style:style>
    <style:style style:name="P21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style:font-size-asian="12pt" style:font-name-complex="Arial1" style:font-size-complex="12pt"/>
    </style:style>
    <style:style style:name="P22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officeooo:paragraph-rsid="001aef7c"/>
    </style:style>
    <style:style style:name="P23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24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</style:style>
    <style:style style:name="P25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  <style:text-properties officeooo:paragraph-rsid="0025975a"/>
    </style:style>
    <style:style style:name="P26" style:family="paragraph" style:parent-style-name="Text_20_body">
      <style:paragraph-properties fo:margin-top="0in" fo:margin-bottom="0.028in" style:contextual-spacing="false"/>
      <style:text-properties officeooo:paragraph-rsid="0025975a"/>
    </style:style>
    <style:style style:name="P27" style:family="paragraph" style:parent-style-name="Text_20_body">
      <style:paragraph-properties fo:margin-top="0in" fo:margin-bottom="0.028in" style:contextual-spacing="false"/>
      <style:text-properties fo:font-size="2pt" officeooo:paragraph-rsid="0025975a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6573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2602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4295f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61143"/>
    </style:style>
    <style:style style:name="P32" style:family="paragraph" style:parent-style-name="Title">
      <style:paragraph-properties fo:margin-top="0in" fo:margin-bottom="0.028in" style:contextual-spacing="false"/>
      <style:text-properties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P33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34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rsid="001aef7c" officeooo:paragraph-rsid="001aef7c" style:font-name-asian="Calibri" style:font-size-asian="12pt" style:font-name-complex="Arial1" style:font-size-complex="12pt"/>
    </style:style>
    <style:style style:name="P35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36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37" style:family="paragraph" style:parent-style-name="Title">
      <style:paragraph-properties fo:margin-top="0in" fo:margin-bottom="0.028in" style:contextual-spacing="false" fo:text-align="justify" style:justify-single-word="false">
        <style:tab-stops>
          <style:tab-stop style:position="5.1874in"/>
        </style:tab-stops>
      </style:paragraph-properties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P38" style:family="paragraph" style:parent-style-name="Standard">
      <style:paragraph-properties fo:margin-top="0in" fo:margin-bottom="0.0417in" style:contextual-spacing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P40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44a00" officeooo:paragraph-rsid="009d513c" style:font-name-asian="Arial1" style:font-size-asian="10pt" style:font-name-complex="Arial1" style:font-size-complex="10pt"/>
    </style:style>
    <style:style style:name="P41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32e47f" officeooo:paragraph-rsid="0050b957" style:font-name-asian="Arial1" style:font-size-asian="10pt" style:font-name-complex="Arial1" style:font-size-complex="10pt"/>
    </style:style>
    <style:style style:name="P42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b5b8f" officeooo:paragraph-rsid="0071757b" style:font-name-asian="Arial1" style:font-size-asian="10pt" style:font-name-complex="Arial1" style:font-size-complex="10pt"/>
    </style:style>
    <style:style style:name="P43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50b957" officeooo:paragraph-rsid="0094d0cb" style:font-name-asian="Arial1" style:font-size-asian="10pt" style:font-name-complex="Arial1" style:font-size-complex="10pt"/>
    </style:style>
    <style:style style:name="P44" style:family="paragraph" style:parent-style-name="Standard">
      <style:paragraph-properties fo:margin-top="0in" fo:margin-bottom="0.0417in" style:contextual-spacing="false" fo:text-align="start" style:justify-single-word="false"/>
      <style:text-properties fo:color="#000000" loext:opacity="100%" style:font-name="Arial1" fo:font-size="10pt" officeooo:rsid="0031ad5d" officeooo:paragraph-rsid="0050b957" style:font-name-asian="Arial1" style:font-size-asian="10pt" style:font-name-complex="Arial1" style:font-size-complex="10pt"/>
    </style:style>
    <style:style style:name="P45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a1a63e" officeooo:paragraph-rsid="00a1a63e" style:font-name-asian="Arial1" style:font-size-asian="10pt" style:font-name-complex="Arial1" style:font-size-complex="10pt"/>
    </style:style>
    <style:style style:name="P46" style:family="paragraph" style:parent-style-name="Standard" style:list-style-name="L3">
      <loext:graphic-properties draw:fill="none"/>
      <style:paragraph-properties fo:margin-left="0in" fo:margin-right="0.8752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60a828" officeooo:paragraph-rsid="00662917" style:font-name-asian="Calibri" style:font-size-asian="10pt" style:font-name-complex="Arial1" style:font-size-complex="10pt"/>
    </style:style>
    <style:style style:name="P47" style:family="paragraph" style:parent-style-name="Standard" style:list-style-name="L3">
      <loext:graphic-properties draw:fill="none"/>
      <style:paragraph-properties fo:margin-left="0in" fo:margin-right="0.0618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paragraph-rsid="0078c40d" style:font-name-asian="Calibri" style:font-size-asian="10pt" style:font-name-complex="Arial1" style:font-size-complex="10pt"/>
    </style:style>
    <style:style style:name="P48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1pt" fo:font-weight="bold" style:font-name-asian="Calibri" style:font-size-asian="11pt" style:font-weight-asian="bold" style:font-name-complex="Arial1" style:font-size-complex="11pt" style:font-weight-complex="bold"/>
    </style:style>
    <style:style style:name="P49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50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" fo:font-size="10pt" officeooo:rsid="00312aa0" officeooo:paragraph-rsid="0050b957" style:font-name-asian="Arial1" style:font-size-asian="10pt" style:font-name-complex="Arial1" style:font-size-complex="10pt"/>
    </style:style>
    <style:style style:name="P51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50b957"/>
    </style:style>
    <style:style style:name="P52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officeooo:paragraph-rsid="007b82fc"/>
    </style:style>
    <style:style style:name="P53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officeooo:paragraph-rsid="00886594"/>
    </style:style>
    <style:style style:name="P54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</style:style>
    <style:style style:name="P55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c5ac"/>
    </style:style>
    <style:style style:name="P56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60a828"/>
    </style:style>
    <style:style style:name="P57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4602"/>
    </style:style>
    <style:style style:name="P58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c40d"/>
    </style:style>
    <style:style style:name="P59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a1294" officeooo:paragraph-rsid="0074295f"/>
    </style:style>
    <style:style style:name="P6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784a1" officeooo:paragraph-rsid="006784a1"/>
    </style:style>
    <style:style style:name="P61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6e71" officeooo:paragraph-rsid="00626e71"/>
    </style:style>
    <style:style style:name="P62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1c84" officeooo:paragraph-rsid="00626e71"/>
    </style:style>
    <style:style style:name="P63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rsid="007c1045" officeooo:paragraph-rsid="007c1045" style:font-name-asian="Calibri" style:font-size-asian="10pt" style:font-name-complex="Arial1" style:font-size-complex="10pt"/>
    </style:style>
    <style:style style:name="P64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paragraph-rsid="007afaab" style:font-name-asian="Calibri" style:font-size-asian="10pt" style:font-name-complex="Arial1" style:font-size-complex="10pt"/>
    </style:style>
    <style:style style:name="P65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paragraph-rsid="008a5876" style:font-name-asian="Calibri" style:font-size-asian="10pt" style:font-name-complex="Arial1" style:font-size-complex="10pt"/>
    </style:style>
    <style:style style:name="P66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1" officeooo:paragraph-rsid="0050b957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5069a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78c40d"/>
    </style:style>
    <style:style style:name="P7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784602" officeooo:paragraph-rsid="0078c40d"/>
    </style:style>
    <style:style style:name="P71" style:family="paragraph" style:parent-style-name="Standard">
      <style:paragraph-properties fo:margin-top="0in" fo:margin-bottom="0.028in" style:contextual-spacing="false"/>
      <style:text-properties fo:color="#ff0000" loext:opacity="100%" style:font-name="Arial1" fo:font-size="10pt" style:font-size-asian="10pt" style:font-name-complex="Arial1" style:font-size-complex="10pt"/>
    </style:style>
    <style:style style:name="P72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officeooo:rsid="007b82fc" officeooo:paragraph-rsid="007b82fc"/>
    </style:style>
    <style:style style:name="P7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80a197" officeooo:paragraph-rsid="0080a197"/>
    </style:style>
    <style:style style:name="P74" style:family="paragraph" style:parent-style-name="Standard">
      <style:paragraph-properties fo:margin-left="0.1in" fo:margin-right="0in" fo:margin-top="0in" fo:margin-bottom="0.028in" style:contextual-spacing="false" fo:text-indent="0in" style:auto-text-indent="false"/>
    </style:style>
    <style:style style:name="T1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1" fo:font-size="10pt" fo:font-weight="bold" officeooo:rsid="0021fb0e" style:font-size-asian="10pt" style:font-weight-asian="bold" style:font-name-complex="Arial1" style:font-size-complex="10pt"/>
    </style:style>
    <style:style style:name="T3" style:family="text">
      <style:text-properties style:font-name="Arial1" fo:font-size="10pt" fo:font-weight="bold" style:font-name-asian="Calibri" style:font-size-asian="10pt" style:font-weight-asian="bold" style:font-name-complex="Arial1" style:font-size-complex="10pt"/>
    </style:style>
    <style:style style:name="T4" style:family="text">
      <style:text-properties style:font-name="Arial1" fo:font-size="10pt" fo:font-weight="bold" style:font-name-asian="Helvetica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style:font-name-asian="Calibri" style:font-size-asian="10pt" style:font-name-complex="Arial1" style:font-size-complex="10pt"/>
    </style:style>
    <style:style style:name="T7" style:family="text">
      <style:text-properties style:font-name="Arial1" fo:font-size="10pt" officeooo:rsid="007afaab" style:font-name-asian="Calibri" style:font-size-asian="10pt" style:font-name-complex="Arial1" style:font-size-complex="10pt"/>
    </style:style>
    <style:style style:name="T8" style:family="text">
      <style:text-properties style:font-name="Arial1" fo:font-size="10pt" officeooo:rsid="007b82fc" style:font-name-asian="Calibri" style:font-size-asian="10pt" style:font-name-complex="Arial1" style:font-size-complex="10pt"/>
    </style:style>
    <style:style style:name="T9" style:family="text">
      <style:text-properties style:font-name="Arial1" fo:font-size="10pt" officeooo:rsid="007c1045" style:font-name-asian="Calibri" style:font-size-asian="10pt" style:font-name-complex="Arial1" style:font-size-complex="10pt"/>
    </style:style>
    <style:style style:name="T10" style:family="text">
      <style:text-properties style:font-name="Arial1" fo:font-size="10pt" style:font-name-asian="Helvetica" style:font-size-asian="10pt" style:font-name-complex="Arial1" style:font-size-complex="10pt"/>
    </style:style>
    <style:style style:name="T11" style:family="text">
      <style:text-properties style:font-name="Arial1" fo:font-size="10pt" style:font-name-asian="Helvetica" style:font-size-asian="10pt" style:font-name-complex="Arial1" style:font-size-complex="10pt" style:font-weight-complex="bold"/>
    </style:style>
    <style:style style:name="T12" style:family="text">
      <style:text-properties style:font-name="Arial1" fo:font-size="10pt" officeooo:rsid="0025975a" style:font-name-asian="Helvetica" style:font-size-asian="10pt" style:font-name-complex="Arial1" style:font-size-complex="10pt" style:font-weight-complex="bold"/>
    </style:style>
    <style:style style:name="T13" style:family="text">
      <style:text-properties style:font-name="Arial1" fo:font-size="10pt" fo:font-weight="normal" style:font-name-asian="Helvetica" style:font-size-asian="10pt" style:font-weight-asian="normal" style:font-name-complex="Arial1" style:font-size-complex="10pt" style:font-weight-complex="normal"/>
    </style:style>
    <style:style style:name="T14" style:family="text">
      <style:text-properties style:font-name="Arial1" fo:font-size="10pt" style:font-name-asian="Arial1" style:font-size-asian="10pt" style:font-name-complex="Arial1" style:font-size-complex="10pt"/>
    </style:style>
    <style:style style:name="T15" style:family="text">
      <style:text-properties style:font-name-asian="Calibri"/>
    </style:style>
    <style:style style:name="T16" style:family="text">
      <style:text-properties fo:color="#000000" loext:opacity="100%"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T17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18" style:family="text">
      <style:text-properties fo:color="#000000" loext:opacity="100%" style:font-name="Arial1" fo:font-size="12pt" style:font-name-asian="Calibri" style:font-size-asian="12pt" style:font-name-complex="Arial1" style:font-size-complex="12pt"/>
    </style:style>
    <style:style style:name="T19" style:family="text"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T20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T21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T22" style:family="text">
      <style:text-properties fo:color="#000000" loext:opacity="100%" style:font-name="Arial1" fo:font-size="10pt" fo:font-weight="bold" officeooo:rsid="002d031f" style:font-name-asian="Calibri" style:font-size-asian="10pt" style:font-weight-asian="bold" style:font-name-complex="Arial1" style:font-size-complex="10pt"/>
    </style:style>
    <style:style style:name="T23" style:family="text">
      <style:text-properties fo:color="#000000" loext:opacity="100%" style:font-name="Arial1" fo:font-size="10pt" fo:font-weight="bold" officeooo:rsid="005c2806" style:font-name-asian="Calibri" style:font-size-asian="10pt" style:font-weight-asian="bold" style:font-name-complex="Arial1" style:font-size-complex="10pt"/>
    </style:style>
    <style:style style:name="T24" style:family="text">
      <style:text-properties fo:color="#000000" loext:opacity="100%" style:font-name="Arial1" fo:font-size="10pt" fo:font-weight="bold" officeooo:rsid="005c6573" style:font-name-asian="Calibri" style:font-size-asian="10pt" style:font-weight-asian="bold" style:font-name-complex="Arial1" style:font-size-complex="10pt"/>
    </style:style>
    <style:style style:name="T25" style:family="text">
      <style:text-properties fo:color="#000000" loext:opacity="100%" style:font-name="Arial1" fo:font-size="10pt" fo:font-weight="bold" officeooo:rsid="0078c40d" style:font-name-asian="Calibri" style:font-size-asian="10pt" style:font-weight-asian="bold" style:font-name-complex="Arial1" style:font-size-complex="10pt"/>
    </style:style>
    <style:style style:name="T26" style:family="text">
      <style:text-properties fo:color="#000000" loext:opacity="100%" style:font-name="Arial1" fo:font-size="10pt" style:font-name-asian="Calibri" style:font-size-asian="10pt" style:font-name-complex="Arial1" style:font-size-complex="10pt"/>
    </style:style>
    <style:style style:name="T27" style:family="text">
      <style:text-properties fo:color="#000000" loext:opacity="100%" style:font-name="Arial1" fo:font-size="10pt" style:font-name-asian="Calibri" style:font-size-asian="10pt" style:font-name-complex="Arial1" style:font-size-complex="10pt" style:font-weight-complex="bold"/>
    </style:style>
    <style:style style:name="T28" style:family="text">
      <style:text-properties fo:color="#000000" loext:opacity="100%" style:font-name="Arial1" fo:font-size="10pt" officeooo:rsid="002b5b8f" style:font-name-asian="Calibri" style:font-size-asian="10pt" style:font-name-complex="Arial1" style:font-size-complex="10pt"/>
    </style:style>
    <style:style style:name="T29" style:family="text">
      <style:text-properties fo:color="#000000" loext:opacity="100%" style:font-name="Arial1" fo:font-size="10pt" officeooo:rsid="002d031f" style:font-name-asian="Calibri" style:font-size-asian="10pt" style:font-name-complex="Arial1" style:font-size-complex="10pt"/>
    </style:style>
    <style:style style:name="T30" style:family="text">
      <style:text-properties fo:color="#000000" loext:opacity="100%" style:font-name="Arial1" fo:font-size="10pt" officeooo:rsid="005c6573" style:font-name-asian="Calibri" style:font-size-asian="10pt" style:font-name-complex="Arial1" style:font-size-complex="10pt"/>
    </style:style>
    <style:style style:name="T31" style:family="text">
      <style:text-properties fo:color="#000000" loext:opacity="100%" style:font-name="Arial1" fo:font-size="10pt" officeooo:rsid="005eabb1" style:font-name-asian="Calibri" style:font-size-asian="10pt" style:font-name-complex="Arial1" style:font-size-complex="10pt"/>
    </style:style>
    <style:style style:name="T32" style:family="text">
      <style:text-properties fo:color="#000000" loext:opacity="100%" style:font-name="Arial1" fo:font-size="10pt" officeooo:rsid="005cc5ac" style:font-name-asian="Calibri" style:font-size-asian="10pt" style:font-name-complex="Arial1" style:font-size-complex="10pt"/>
    </style:style>
    <style:style style:name="T33" style:family="text">
      <style:text-properties fo:color="#000000" loext:opacity="100%" style:font-name="Arial1" fo:font-size="10pt" officeooo:rsid="00626e71" style:font-name-asian="Calibri" style:font-size-asian="10pt" style:font-name-complex="Arial1" style:font-size-complex="10pt"/>
    </style:style>
    <style:style style:name="T34" style:family="text">
      <style:text-properties fo:color="#000000" loext:opacity="100%" style:font-name="Arial1" fo:font-size="10pt" officeooo:rsid="0060a828" style:font-name-asian="Calibri" style:font-size-asian="10pt" style:font-name-complex="Arial1" style:font-size-complex="10pt"/>
    </style:style>
    <style:style style:name="T35" style:family="text">
      <style:text-properties fo:color="#000000" loext:opacity="100%" style:font-name="Arial1" fo:font-size="10pt" officeooo:rsid="00629c6c" style:font-name-asian="Calibri" style:font-size-asian="10pt" style:font-name-complex="Arial1" style:font-size-complex="10pt"/>
    </style:style>
    <style:style style:name="T36" style:family="text">
      <style:text-properties fo:color="#000000" loext:opacity="100%" style:font-name="Arial1" fo:font-size="10pt" officeooo:rsid="00632233" style:font-name-asian="Calibri" style:font-size-asian="10pt" style:font-name-complex="Arial1" style:font-size-complex="10pt"/>
    </style:style>
    <style:style style:name="T37" style:family="text">
      <style:text-properties fo:color="#000000" loext:opacity="100%" style:font-name="Arial1" fo:font-size="10pt" officeooo:rsid="006784a1" style:font-name-asian="Calibri" style:font-size-asian="10pt" style:font-name-complex="Arial1" style:font-size-complex="10pt"/>
    </style:style>
    <style:style style:name="T38" style:family="text">
      <style:text-properties fo:color="#000000" loext:opacity="100%" style:font-name="Arial1" fo:font-size="10pt" officeooo:rsid="006820b6" style:font-name-asian="Calibri" style:font-size-asian="10pt" style:font-name-complex="Arial1" style:font-size-complex="10pt"/>
    </style:style>
    <style:style style:name="T39" style:family="text">
      <style:text-properties fo:color="#000000" loext:opacity="100%" style:font-name="Arial1" fo:font-size="10pt" officeooo:rsid="006bc248" style:font-name-asian="Calibri" style:font-size-asian="10pt" style:font-name-complex="Arial1" style:font-size-complex="10pt"/>
    </style:style>
    <style:style style:name="T40" style:family="text">
      <style:text-properties fo:color="#000000" loext:opacity="100%" style:font-name="Arial1" fo:font-size="10pt" officeooo:rsid="006bc31f" style:font-name-asian="Calibri" style:font-size-asian="10pt" style:font-name-complex="Arial1" style:font-size-complex="10pt"/>
    </style:style>
    <style:style style:name="T41" style:family="text">
      <style:text-properties fo:color="#000000" loext:opacity="100%" style:font-name="Arial1" fo:font-size="10pt" officeooo:rsid="006c8bf1" style:font-name-asian="Calibri" style:font-size-asian="10pt" style:font-name-complex="Arial1" style:font-size-complex="10pt"/>
    </style:style>
    <style:style style:name="T42" style:family="text">
      <style:text-properties fo:color="#000000" loext:opacity="100%" style:font-name="Arial1" fo:font-size="10pt" officeooo:rsid="006d8ba7" style:font-name-asian="Calibri" style:font-size-asian="10pt" style:font-name-complex="Arial1" style:font-size-complex="10pt"/>
    </style:style>
    <style:style style:name="T43" style:family="text">
      <style:text-properties fo:color="#000000" loext:opacity="100%" style:font-name="Arial1" fo:font-size="10pt" officeooo:rsid="006e2e9f" style:font-name-asian="Calibri" style:font-size-asian="10pt" style:font-name-complex="Arial1" style:font-size-complex="10pt"/>
    </style:style>
    <style:style style:name="T44" style:family="text">
      <style:text-properties fo:color="#000000" loext:opacity="100%" style:font-name="Arial1" fo:font-size="10pt" officeooo:rsid="0080dd80" style:font-name-asian="Calibri" style:font-size-asian="10pt" style:font-name-complex="Arial1" style:font-size-complex="10pt"/>
    </style:style>
    <style:style style:name="T45" style:family="text">
      <style:text-properties fo:color="#000000" loext:opacity="100%" style:font-name="Arial1" fo:font-size="10pt" officeooo:rsid="008452eb" style:font-name-asian="Calibri" style:font-size-asian="10pt" style:font-name-complex="Arial1" style:font-size-complex="10pt"/>
    </style:style>
    <style:style style:name="T46" style:family="text">
      <style:text-properties fo:color="#000000" loext:opacity="100%" style:font-name="Arial1" fo:font-size="10pt" officeooo:rsid="00845669" style:font-name-asian="Calibri" style:font-size-asian="10pt" style:font-name-complex="Arial1" style:font-size-complex="10pt"/>
    </style:style>
    <style:style style:name="T47" style:family="text">
      <style:text-properties fo:color="#000000" loext:opacity="100%" style:font-name="Arial1" fo:font-size="10pt" officeooo:rsid="00855ae7" style:font-name-asian="Calibri" style:font-size-asian="10pt" style:font-name-complex="Arial1" style:font-size-complex="10pt"/>
    </style:style>
    <style:style style:name="T48" style:family="text">
      <style:text-properties fo:color="#000000" loext:opacity="100%" style:font-name="Arial1" fo:font-size="10pt" officeooo:rsid="00867041" style:font-name-asian="Calibri" style:font-size-asian="10pt" style:font-name-complex="Arial1" style:font-size-complex="10pt"/>
    </style:style>
    <style:style style:name="T49" style:family="text">
      <style:text-properties fo:color="#000000" loext:opacity="100%" style:font-name="Arial1" fo:font-size="10pt" officeooo:rsid="008c8392" style:font-name-asian="Calibri" style:font-size-asian="10pt" style:font-name-complex="Arial1" style:font-size-complex="10pt"/>
    </style:style>
    <style:style style:name="T50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51" style:family="text">
      <style:text-properties fo:color="#000000" loext:opacity="100%" style:font-name="Arial1" fo:font-size="10pt" officeooo:rsid="00784602" style:font-size-asian="10pt" style:font-name-complex="Arial1" style:font-size-complex="10pt"/>
    </style:style>
    <style:style style:name="T52" style:family="text">
      <style:text-properties fo:color="#000000" loext:opacity="100%" style:font-name="Arial1" fo:font-size="10pt" officeooo:rsid="0078c40d" style:font-size-asian="10pt" style:font-name-complex="Arial1" style:font-size-complex="10pt"/>
    </style:style>
    <style:style style:name="T53" style:family="text">
      <style:text-properties fo:color="#000000" loext:opacity="100%" style:font-name="Arial1" fo:font-size="10pt" officeooo:rsid="00221966" style:font-name-asian="Arial1" style:font-size-asian="10pt" style:font-name-complex="Arial1" style:font-size-complex="10pt"/>
    </style:style>
    <style:style style:name="T54" style:family="text">
      <style:text-properties fo:color="#000000" loext:opacity="100%" style:font-name="Arial1" fo:font-size="10pt" officeooo:rsid="0023d902" style:font-name-asian="Arial1" style:font-size-asian="10pt" style:font-name-complex="Arial1" style:font-size-complex="10pt"/>
    </style:style>
    <style:style style:name="T55" style:family="text">
      <style:text-properties fo:color="#000000" loext:opacity="100%" style:font-name="Arial1" fo:font-size="10pt" officeooo:rsid="00345a93" style:font-name-asian="Arial1" style:font-size-asian="10pt" style:font-name-complex="Arial1" style:font-size-complex="10pt"/>
    </style:style>
    <style:style style:name="T56" style:family="text">
      <style:text-properties fo:color="#000000" loext:opacity="100%" style:font-name="Arial1" fo:font-size="10pt" officeooo:rsid="00352dcf" style:font-name-asian="Arial1" style:font-size-asian="10pt" style:font-name-complex="Arial1" style:font-size-complex="10pt"/>
    </style:style>
    <style:style style:name="T57" style:family="text">
      <style:text-properties fo:color="#000000" loext:opacity="100%" style:font-name="Arial1" fo:font-size="10pt" officeooo:rsid="00355a26" style:font-name-asian="Arial1" style:font-size-asian="10pt" style:font-name-complex="Arial1" style:font-size-complex="10pt"/>
    </style:style>
    <style:style style:name="T58" style:family="text">
      <style:text-properties fo:color="#000000" loext:opacity="100%" style:font-name="Arial1" fo:font-size="10pt" officeooo:rsid="00374b6d" style:font-name-asian="Arial1" style:font-size-asian="10pt" style:font-name-complex="Arial1" style:font-size-complex="10pt"/>
    </style:style>
    <style:style style:name="T59" style:family="text">
      <style:text-properties fo:color="#000000" loext:opacity="100%" style:font-name="Arial1" fo:font-size="10pt" officeooo:rsid="0042d942" style:font-name-asian="Arial1" style:font-size-asian="10pt" style:font-name-complex="Arial1" style:font-size-complex="10pt"/>
    </style:style>
    <style:style style:name="T60" style:family="text">
      <style:text-properties fo:color="#000000" loext:opacity="100%" style:font-name="Arial1" fo:font-size="10pt" fo:font-weight="normal" officeooo:rsid="005c6573" style:font-name-asian="Calibri" style:font-size-asian="10pt" style:font-weight-asian="normal" style:font-name-complex="Arial1" style:font-size-complex="10pt" style:font-weight-complex="normal"/>
    </style:style>
    <style:style style:name="T61" style:family="text">
      <style:text-properties fo:color="#000000" loext:opacity="100%" style:font-name="Arial1" fo:font-size="11pt" fo:font-weight="bold" officeooo:rsid="0065069a" style:font-name-asian="Calibri" style:font-size-asian="11pt" style:font-weight-asian="bold" style:font-name-complex="Arial1" style:font-size-complex="11pt"/>
    </style:style>
    <style:style style:name="T62" style:family="text">
      <style:text-properties fo:color="#000000" loext:opacity="100%" fo:font-size="10pt" officeooo:rsid="0094d0cb" style:font-name-asian="Arial1" style:font-size-asian="10pt" style:font-name-complex="Arial1" style:font-size-complex="10pt"/>
    </style:style>
    <style:style style:name="T63" style:family="text">
      <style:text-properties fo:color="#000000" loext:opacity="100%" fo:font-size="10pt" officeooo:rsid="002b5b8f" style:font-name-asian="Arial1" style:font-size-asian="10pt" style:font-name-complex="Arial1" style:font-size-complex="10pt"/>
    </style:style>
    <style:style style:name="T64" style:family="text">
      <style:text-properties fo:color="#000000" loext:opacity="100%" fo:font-size="10pt" officeooo:rsid="0029d239" style:font-name-asian="Arial1" style:font-size-asian="10pt" style:font-name-complex="Arial1" style:font-size-complex="10pt"/>
    </style:style>
    <style:style style:name="T65" style:family="text">
      <style:text-properties fo:color="#000000" loext:opacity="100%" fo:font-size="10pt" officeooo:rsid="002bbcbc" style:font-name-asian="Arial1" style:font-size-asian="10pt" style:font-name-complex="Arial1" style:font-size-complex="10pt"/>
    </style:style>
    <style:style style:name="T66" style:family="text">
      <style:text-properties officeooo:rsid="0019f8dd"/>
    </style:style>
    <style:style style:name="T67" style:family="text">
      <style:text-properties officeooo:rsid="001e800a"/>
    </style:style>
    <style:style style:name="T68" style:family="text">
      <style:text-properties style:font-name="Arial" fo:font-size="10pt" officeooo:rsid="0025975a" style:font-name-asian="Helvetica" style:font-size-asian="10pt" style:font-name-complex="Arial1" style:font-size-complex="10pt" style:font-weight-complex="bold"/>
    </style:style>
    <style:style style:name="T69" style:family="text">
      <style:text-properties style:font-name="Arial" fo:font-size="10pt" officeooo:rsid="0025975a" style:font-size-asian="10pt" style:font-size-complex="10pt"/>
    </style:style>
    <style:style style:name="T70" style:family="text">
      <style:text-properties officeooo:rsid="002b5b8f"/>
    </style:style>
    <style:style style:name="T71" style:family="text">
      <style:text-properties officeooo:rsid="002c1bae"/>
    </style:style>
    <style:style style:name="T72" style:family="text">
      <style:text-properties officeooo:rsid="002f50b8"/>
    </style:style>
    <style:style style:name="T73" style:family="text">
      <style:text-properties style:text-underline-style="none"/>
    </style:style>
    <style:style style:name="T74" style:family="text">
      <style:text-properties officeooo:rsid="00326385"/>
    </style:style>
    <style:style style:name="T75" style:family="text">
      <style:text-properties officeooo:rsid="0032e47f"/>
    </style:style>
    <style:style style:name="T76" style:family="text">
      <style:text-properties officeooo:rsid="003a6850"/>
    </style:style>
    <style:style style:name="T77" style:family="text">
      <style:text-properties officeooo:rsid="003c2ccc"/>
    </style:style>
    <style:style style:name="T78" style:family="text">
      <style:text-properties officeooo:rsid="003dc2c8"/>
    </style:style>
    <style:style style:name="T79" style:family="text">
      <style:text-properties officeooo:rsid="003fb98d"/>
    </style:style>
    <style:style style:name="T80" style:family="text">
      <style:text-properties officeooo:rsid="0052a7c6"/>
    </style:style>
    <style:style style:name="T81" style:family="text">
      <style:text-properties officeooo:rsid="00551dbd"/>
    </style:style>
    <style:style style:name="T82" style:family="text">
      <style:text-properties officeooo:rsid="005c2806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fo:font-weight="normal" style:font-size-asian="11pt" style:font-weight-asian="normal" style:font-size-complex="11pt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size="10pt" fo:font-weight="normal" style:font-size-asian="10pt" style:font-weight-asian="normal" style:font-size-complex="10pt" style:font-weight-complex="normal"/>
    </style:style>
    <style:style style:name="T87" style:family="text">
      <style:text-properties officeooo:rsid="0070bdbb"/>
    </style:style>
    <style:style style:name="T88" style:family="text">
      <style:text-properties fo:color="#0000ff" loext:opacity="100%" style:font-name="Arial1" fo:font-size="10pt" style:font-name-asian="Calibri" style:font-size-asian="10pt" style:font-name-complex="Arial1" style:font-size-complex="10pt"/>
    </style:style>
    <style:style style:name="T89" style:family="text">
      <style:text-properties officeooo:rsid="0078c40d"/>
    </style:style>
    <style:style style:name="T90" style:family="text">
      <style:text-properties officeooo:rsid="00796e5c"/>
    </style:style>
    <style:style style:name="T91" style:family="text">
      <style:text-properties officeooo:rsid="007afaab"/>
    </style:style>
    <style:style style:name="T92" style:family="text">
      <style:text-properties officeooo:rsid="007b82fc"/>
    </style:style>
    <style:style style:name="T93" style:family="text">
      <style:text-properties officeooo:rsid="007dc99f"/>
    </style:style>
    <style:style style:name="T94" style:family="text">
      <style:text-properties officeooo:rsid="0088798a"/>
    </style:style>
    <style:style style:name="T95" style:family="text">
      <style:text-properties officeooo:rsid="0090f7ae"/>
    </style:style>
    <style:style style:name="T96" style:family="text">
      <style:text-properties officeooo:rsid="009efa1d"/>
    </style:style>
    <style:style style:name="T97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0.25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JORDAN MOLDOW<text:span text:style-name="T16"/></text:p>
      <text:p text:style-name="P15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3"/>
            <text:p text:style-name="P23"><text:span text:style-name="T17">(201) 655-1224</text:span><text:span text:style-name="T17"/></text:p>
          </table:table-cell>
          <table:table-cell table:style-name="Table1.A1" office:value-type="string">
            <text:p text:style-name="P34">San José, CA<text:span text:style-name="T18"/></text:p>
            <text:p text:style-name="P35"><text:a xlink:type="simple" xlink:href="mailto:jmoldow@alum.mit.edu" text:style-name="Internet_20_link" text:visited-style-name="Visited_20_Internet_20_Link"><text:span text:style-name="T73">jmoldow@alum.mit.edu</text:span></text:a> <text:s/><text:span text:style-name="T18"/></text:p>
          </table:table-cell>
          <table:table-cell table:style-name="Table1.A1" office:value-type="string">
            <text:p text:style-name="P21"/>
            <text:p text:style-name="P36"><text:a xlink:type="simple" xlink:href="https://github.com/jmoldow" text:style-name="Internet_20_link" text:visited-style-name="Visited_20_Internet_20_Link"><text:span text:style-name="T67">https://</text:span>github.com/jmoldow</text:a> <text:span text:style-name="T18"/></text:p>
          </table:table-cell>
        </table:table-row>
      </table:table>
      <text:p text:style-name="P16"/>
      <text:p text:style-name="P37"><text:tab/><text:span text:style-name="T19"/></text:p>
      <text:p text:style-name="P49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4"><text:span text:style-name="T20">Bachelor of Science </text:span><text:span text:style-name="T27">in </text:span><text:span text:style-name="T21">Mathematics </text:span><text:span text:style-name="T26">and in </text:span><text:span text:style-name="T20">Computer Science and Engineering</text:span></text:p>
            <text:p text:style-name="P74"><text:span text:style-name="T26">Massachusetts</text:span><text:span text:style-name="T50"> </text:span><text:span text:style-name="T26">Institute</text:span><text:span text:style-name="T50"> </text:span><text:span text:style-name="T26">of</text:span><text:span text:style-name="T50"> </text:span><text:span text:style-name="T26">Technology</text:span><text:span text:style-name="T50"> (</text:span><text:span text:style-name="T26">MIT</text:span><text:span text:style-name="T50">), </text:span><text:span text:style-name="T26">Cambridge</text:span><text:span text:style-name="T50">, </text:span><text:span text:style-name="T26">MA</text:span></text:p>
          </table:table-cell>
          <table:table-cell table:style-name="Table2.A1" office:value-type="string">
            <text:p text:style-name="P17">2010 – 2014</text:p>
          </table:table-cell>
        </table:table-row>
      </table:table>
      <text:p text:style-name="P14"/>
      <text:p text:style-name="P13"><text:span text:style-name="T15">WORK</text:span> <text:span text:style-name="T15">EXPERIE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<text:span text:style-name="T83">Box</text:span><text:span text:style-name="T84"> – </text:span><text:a xlink:type="simple" xlink:href="https://www.box.com/overview" text:style-name="Internet_20_link" text:visited-style-name="Visited_20_Internet_20_Link"><text:span text:style-name="T84">https://www.box.com/overview</text:span></text:a><text:span text:style-name="T85"> </text:span><text:span text:style-name="T20"/></text:p>
          </table:table-cell>
          <table:table-cell table:style-name="Table3.A1" office:value-type="string">
            <text:p text:style-name="P17">2014 – <text:span text:style-name="T66">2023</text:span></text:p>
          </table:table-cell>
        </table:table-row>
        <table:table-row table:style-name="Table3.2">
          <table:table-cell table:style-name="Table3.A1" office:value-type="string">
            <text:p text:style-name="P29"><text:span text:style-name="T20">Staff </text:span><text:span text:style-name="T24">Software Engineer</text:span><text:span text:style-name="T26">, Database Tools and Automation</text:span><text:span text:style-name="T28"> </text:span><text:span text:style-name="T26">team, </text:span><text:span text:style-name="T29">Box</text:span></text:p>
            <text:p text:style-name="P31"><text:span text:style-name="T23">Senior</text:span><text:span text:style-name="T22"> </text:span><text:span text:style-name="T24">Software Engineer</text:span><text:span text:style-name="T29">, Database Tools and Automation</text:span><text:span text:style-name="T28"> </text:span><text:span text:style-name="T29">team, Box</text:span></text:p>
          </table:table-cell>
          <table:table-cell table:style-name="Table3.A1" office:value-type="string">
            <text:p text:style-name="P17">2019 – <text:span text:style-name="T66">2023</text:span></text:p>
            <text:p text:style-name="P20">201<text:span text:style-name="T82">7</text:span> – <text:span text:style-name="T66">20</text:span><text:span text:style-name="T82">19</text:span></text:p>
          </table:table-cell>
        </table:table-row>
        <table:table-row table:style-name="Table3.2">
          <table:table-cell table:style-name="Table3.A1" table:number-columns-spanned="2" office:value-type="string">
            <text:list xml:id="list2886832693" text:style-name="L1">
              <text:list-item>
                <text:p text:style-name="P51"><text:span text:style-name="T55">Developed</text:span><text:span text:style-name="T53"> tools, </text:span><text:span text:style-name="T58">sharding </text:span><text:span text:style-name="T56">algorithms </text:span><text:span text:style-name="T58">and</text:span><text:span text:style-name="T56"> </text:span><text:span text:style-name="T55">data structures,</text:span><text:span text:style-name="T53"> intermediate services, and protective measures </text:span><text:span text:style-name="T57">to support</text:span><text:span text:style-name="T53"> </text:span><text:span text:style-name="T55">Box’s </text:span><text:span text:style-name="T53">online relational data.</text:span></text:p>
              </text:list-item>
              <text:list-item>
                <text:p text:style-name="P51"><text:span text:style-name="T53">Technical lead, architect, and mentor for team of 3-</text:span><text:span text:style-name="T54">4</text:span><text:span text:style-name="T53"> other software engineers. </text:span><text:span text:style-name="T59">Coached 3 teammates through professional development to achieve promotions.</text:span></text:p>
              </text:list-item>
              <text:list-item>
                <text:p text:style-name="P41"><text:span text:style-name="T76">Identified, d</text:span>efined <text:span text:style-name="T76">milestones,</text:span> and led <text:span text:style-name="T76">successful</text:span> execution of project to <text:span text:style-name="T76">eliminate reliability issues with “shard split” infrastructure, make it self-serve, and capable of running concurrent jobs. Prioritized high-impact, low-effort </text:span><text:span text:style-name="T79">automation</text:span><text:span text:style-name="T76"> and coached less-experienced engineers to deliver milestones. Led team’s first successful cross-department </text:span><text:span text:style-name="T78">s</text:span><text:span text:style-name="T76">crum </text:span><text:span text:style-name="T77">team</text:span><text:span text:style-name="T76">.</text:span></text:p>
              </text:list-item>
              <text:list-item>
                <text:p text:style-name="P45">Led the team through the design and implementation of the last few major milestones of a 4-year migration off a legacy database. Replaced a hundreds-of-billions-of-rows unsharded database with a sparse, sharded data structure. Eliminated an expensive, nearly-full, high-toil SPOF.</text:p>
              </text:list-item>
              <text:list-item>
                <text:p text:style-name="P43"><text:span text:style-name="T81">Delivered</text:span> proofs-of-concepts and evaluations for next generation MySQL database architecture: dynamic service discovery, single-leader topology with failover, Kubernetes migration for failover service, <text:span text:style-name="T81">Kafka to GCP Pub/Sub migration for change data capture (CDC) stream, </text:span>and Vitess cluster.</text:p>
              </text:list-item>
              <text:list-item>
                <text:p text:style-name="P43">Designed and guided the implementation for scaling the relational database tier by sharding a previously global table, unblocking previous scaling limitations and facilitating several major product launches.</text:p>
              </text:list-item>
              <text:list-item>
                <text:p text:style-name="P40"><text:span text:style-name="T95">Temporary</text:span><text:span text:style-name="T70"> a</text:span>cting manager while <text:span text:style-name="T95">managers</text:span> were on leave. <text:span text:style-name="T72">Finalized and tracked OKRs, </text:span><text:span text:style-name="T95">led</text:span><text:span text:style-name="T72"> </text:span><text:span text:style-name="T95">daily</text:span><text:span text:style-name="T72"> operations, overs</text:span><text:span text:style-name="T95">aw multiple projects</text:span><text:span text:style-name="T72">, conducted informal </text:span><text:span text:style-name="T95">c</text:span><text:span text:style-name="T72">areer conversations (with peer+self+“manager” feedback).</text:span></text:p>
              </text:list-item>
              <text:list-item>
                <text:p text:style-name="P42"><text:span text:style-name="T96">T</text:span><text:span text:style-name="T87">eam </text:span>representative <text:span text:style-name="T71">and key contributor</text:span> on Core Data <text:span text:style-name="T87">department</text:span> Architecture Group.</text:p>
              </text:list-item>
              <text:list-item>
                <text:p text:style-name="P66"><text:span text:style-name="T62">A</text:span><text:span text:style-name="T63">cting </text:span><text:span text:style-name="T62">co-lead for</text:span><text:span text:style-name="T63"> </text:span><text:span text:style-name="T64">Architecture </text:span><text:span text:style-name="T63">G</text:span><text:span text:style-name="T64">roup </text:span><text:span text:style-name="T63">between departure and arrival of department </text:span><text:span text:style-name="T65">Principal</text:span><text:span text:style-name="T63"> Architects.</text:span></text:p>
              </text:list-item>
              <text:list-item>
                <text:p text:style-name="P50">Conducted architecture lecture series, <text:span text:style-name="T74">and </text:span><text:span text:style-name="T75">led group</text:span><text:span text:style-name="T74"> </text:span><text:span text:style-name="T75">workshops </text:span><text:span text:style-name="T80">focused on elevating</text:span><text:span text:style-name="T74"> team </text:span><text:span text:style-name="T75">candor / </text:span><text:span text:style-name="T74">cohesion / </text:span><text:span text:style-name="T75">effectiveness</text:span>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30"><text:span text:style-name="T24">Senior Software Engineer</text:span><text:span text:style-name="T60">, Desktop team, Box</text:span></text:p>
            <text:p text:style-name="P28"><text:span text:style-name="T24">Software Engineer</text:span><text:span text:style-name="T26">, </text:span><text:span text:style-name="T30">Desktop</text:span><text:span text:style-name="T26"> team, </text:span><text:span text:style-name="T29">Box</text:span></text:p>
          </table:table-cell>
          <table:table-cell table:style-name="Table3.A1" office:value-type="string">
            <text:p text:style-name="P19">2016 – 2017</text:p>
            <text:p text:style-name="P18">2014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3574432837" text:style-name="L2">
              <text:list-item>
                <text:p text:style-name="P55"><text:span text:style-name="T30">P</text:span><text:span text:style-name="T31">erformed </text:span><text:span text:style-name="T32">development for the initial public Beta for the Box Drive desktop client. </text:span><text:span text:style-name="T42">Owned significant portions of the Python-based remote event listeners and syncing engine</text:span><text:span text:style-name="T43">.</text:span></text:p>
              </text:list-item>
              <text:list-item>
                <text:p text:style-name="P73"><text:span text:style-name="T26">Invented </text:span><text:span text:style-name="T44">and built</text:span><text:span text:style-name="T26"> novel approaches for correctly syncing events from the Box API to a client that only has a partial, possibly not-yet-consistent snapshot of the file system.</text:span></text:p>
              </text:list-item>
              <text:list-item>
                <text:p text:style-name="P54"><text:span text:style-name="T30">Drove engagement with</text:span><text:span text:style-name="T26"> the </text:span><text:span text:style-name="T30">API</text:span><text:span text:style-name="T26"> backend teams on </text:span><text:span text:style-name="T49">dependencies</text:span><text:span text:style-name="T26"> </text:span><text:span text:style-name="T49">for Box Drive</text:span><text:span text:style-name="T26">. </text:span><text:span text:style-name="T30">Wrote API specifications.</text:span></text:p>
              </text:list-item>
              <text:list-item>
                <text:p text:style-name="P59"><text:span text:style-name="T32">R</text:span><text:span text:style-name="T26">epresented all client-application teams on company API Working Group. Reviewed API designs for compatibility and ease-of-use for 1st- </text:span><text:span text:style-name="T39">and 3rd-</text:span><text:span text:style-name="T26">party client use-cases.</text:span></text:p>
              </text:list-item>
              <text:list-item>
                <text:p text:style-name="P60"><text:span text:style-name="T26">Co-created and co-</text:span><text:span text:style-name="T41">owned</text:span><text:span text:style-name="T26"> the </text:span><text:a xlink:type="simple" xlink:href="http://github.com/box/box-python-sdk" text:style-name="Internet_20_link" text:visited-style-name="Visited_20_Internet_20_Link"><text:span text:style-name="T88">public box-python-sdk on Github</text:span></text:a><text:span text:style-name="T26">.</text:span></text:p>
              </text:list-item>
              <text:list-item>
                <text:p text:style-name="P55"><text:span text:style-name="T32">Mentored intern project to enhance box-python-sdk and migrate </text:span><text:span text:style-name="T48">Box Drive</text:span><text:span text:style-name="T32"> from private to public SDK.</text:span><text:span text:style-name="T37"/></text:p>
              </text:list-item>
              <text:list-item>
                <text:p text:style-name="P61"><text:span text:style-name="T26">Buil</text:span><text:span text:style-name="T47">t </text:span><text:span text:style-name="T26">and promoted </text:span><text:span text:style-name="T36">internal community of Python developers. Organized code walk-throughs </text:span><text:span text:style-name="T40">and tech talks</text:span><text:span text:style-name="T36">. C</text:span><text:span text:style-name="T26">oordinate</text:span><text:span text:style-name="T35">d</text:span><text:span text:style-name="T26"> </text:span><text:span text:style-name="T38">company </text:span><text:span text:style-name="T26">participation at PyCon.</text:span></text:p>
              </text:list-item>
              <text:list-item>
                <text:p text:style-name="P62"><text:span text:style-name="T33">Improved</text:span><text:span text:style-name="T26"> build/release process </text:span><text:span text:style-name="T33">and </text:span><text:span text:style-name="T45">contributed</text:span><text:span text:style-name="T33"> </text:span><text:span text:style-name="T34">Puppet IaC </text:span><text:span text:style-name="T45">code</text:span><text:span text:style-name="T34"> </text:span><text:span text:style-name="T33">for the build servers.</text:span></text:p>
              </text:list-item>
              <text:list-item>
                <text:p text:style-name="P56"><text:span text:style-name="T34">Volunteer Ops </text:span><text:span text:style-name="T46">engineer</text:span><text:span text:style-name="T34"> for a quarter. Implemented Puppet IaC repo </text:span><text:span text:style-name="T45">testing</text:span><text:span text:style-name="T34">. Presented at PuppetConf.</text:span></text:p>
              </text:list-item>
            </text:list>
          </table:table-cell>
          <table:covered-table-cell/>
        </table:table-row>
        <text:soft-page-break/>
        <table:table-row table:style-name="Table3.1">
          <table:table-cell table:style-name="Table3.A1" office:value-type="string">
            <text:p text:style-name="P67"><text:span text:style-name="T20">Software Engineer Intern, </text:span><text:span text:style-name="T26">WebApp Performance team, Box</text:span></text:p>
          </table:table-cell>
          <table:table-cell table:style-name="Table3.A1" office:value-type="string">
            <text:p text:style-name="P17">2013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2158495098" text:style-name="L3">
              <text:list-item>
                <text:p text:style-name="P47">Designed and implemented a RESTful Hive data analytics graphing solution.</text:p>
              </text:list-item>
              <text:list-item>
                <text:p text:style-name="P47"><text:span text:style-name="T90">Leveraged</text:span> <text:span text:style-name="T89">the Django-based</text:span> Cloudera Hue <text:span text:style-name="T89">webapp</text:span> and the Apache Oozie workflow scheduler for Hadoop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68"><text:span text:style-name="T61">Leaf</text:span><text:span text:style-name="T20"> –</text:span><text:span text:style-name="T26"> </text:span><text:a xlink:type="simple" xlink:href="https://archive.is/xXWij" text:style-name="Internet_20_link" text:visited-style-name="Visited_20_Internet_20_Link"><text:span text:style-name="T88">https://archive.is/xXWij</text:span></text:a></text:p>
            <text:p text:style-name="P69"><text:span text:style-name="T25">Software Engineer Intern</text:span></text:p>
          </table:table-cell>
          <table:table-cell table:style-name="Table3.A1" office:value-type="string">
            <text:p text:style-name="P17">2012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230347972820936" text:continue-numbering="true" text:style-name="L3">
              <text:list-item>
                <text:p text:style-name="P46">Developed simplified, self-serve customer onboarding app. Built from Ruby on Rails and jQuery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48">Learning Unlimited<text:span text:style-name="T86"> – </text:span><text:a xlink:type="simple" xlink:href="https://learningu.org/" text:style-name="Internet_20_link" text:visited-style-name="Visited_20_Internet_20_Link"><text:span text:style-name="T86">https://learningu.org</text:span></text:a></text:p>
            <text:p text:style-name="P39">Volunteer Developer and System Administrator</text:p>
          </table:table-cell>
          <table:table-cell table:style-name="Table3.A1" office:value-type="string">
            <text:p text:style-name="P3">2011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230348815489223" text:continue-list="list3574432837" text:style-name="L2">
              <text:list-item>
                <text:p text:style-name="P58"><text:span text:style-name="T51">Contributed to</text:span><text:span text:style-name="T50"> </text:span><text:span text:style-name="T51">OSS Django</text:span><text:span text:style-name="T50"> </text:span><text:span text:style-name="T51">app</text:span><text:span text:style-name="T50"> used by chapters nationwide to run educational programs.</text:span></text:p>
              </text:list-item>
              <text:list-item>
                <text:p text:style-name="P70"><text:span text:style-name="T50">Trained and coordinated volunteer developers. Maintained servers. Deployed and QA tested </text:span><text:span text:style-name="T52">app releases</text:span><text:span text:style-name="T50">.</text:span></text:p>
              </text:list-item>
            </text:list>
          </table:table-cell>
          <table:covered-table-cell/>
        </table:table-row>
        <table:table-row table:style-name="Table3.12">
          <table:table-cell table:style-name="Table3.A1" office:value-type="string">
            <text:p text:style-name="P67"><text:span text:style-name="T20">Google Summer of Code Intern</text:span><text:span text:style-name="T50">, </text:span><text:span text:style-name="T26">Learning Unlimited</text:span></text:p>
            <text:list xml:id="list230350026994773" text:continue-numbering="true" text:style-name="L2">
              <text:list-item>
                <text:p text:style-name="P57"><text:span text:style-name="T51">Built</text:span><text:span text:style-name="T50"> </text:span><text:span text:style-name="T51">Django</text:span><text:span text:style-name="T50"> </text:span><text:span text:style-name="T51">web-UI</text:span><text:span text:style-name="T50"> for </text:span><text:span text:style-name="T51">program admins to</text:span><text:span text:style-name="T50"> mak</text:span><text:span text:style-name="T51">e</text:span><text:span text:style-name="T50"> custom </text:span><text:span text:style-name="T51">DB</text:span><text:span text:style-name="T50"> queries.</text:span></text:p>
              </text:list-item>
            </text:list>
          </table:table-cell>
          <table:table-cell table:style-name="Table3.A1" office:value-type="string">
            <text:p text:style-name="P3">2011 Summer</text:p>
          </table:table-cell>
        </table:table-row>
      </table:table>
      <text:p text:style-name="P7"/>
      <text:p text:style-name="P7"/>
      <text:p text:style-name="P2">SERVIC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Silicon Valley Bicycle Coalition (SVBC), San José local team</text:p>
            <text:p text:style-name="P5">Japanese American Museum of San Jose (JAMsj)</text:p>
            <text:p text:style-name="P22"><text:span text:style-name="T6">Educational</text:span><text:span text:style-name="T5"> </text:span><text:span text:style-name="T6">Studies</text:span><text:span text:style-name="T5"> </text:span><text:span text:style-name="T6">Program</text:span><text:span text:style-name="T5"> (</text:span><text:span text:style-name="T6">ESP</text:span><text:span text:style-name="T5">), </text:span><text:span text:style-name="T6">MIT</text:span></text:p>
          </table:table-cell>
          <table:table-cell table:style-name="Table4.A1" office:value-type="string">
            <text:p text:style-name="P4">2023 – present</text:p>
            <text:p text:style-name="P4">2023 – present</text:p>
            <text:p text:style-name="P3">2010 – 2014</text:p>
          </table:table-cell>
        </table:table-row>
      </table:table>
      <text:p text:style-name="P6"/>
      <text:p text:style-name="P2">PRESENTATIONS</text:p>
      <text:p text:style-name="P12"><text:span text:style-name="T3">All abstracts, videos, slides, and other materials</text:span><text:span text:style-name="T1">: </text:span><text:a xlink:type="simple" xlink:href="https://github.com/jmoldow/talks" text:style-name="Internet_20_link" text:visited-style-name="Visited_20_Internet_20_Link"><text:span text:style-name="Internet_20_link"><text:span text:style-name="T2">https://github.com/jmoldow/talks</text:span></text:span></text:a></text:p>
      <text:p text:style-name="P9"/>
      <text:p text:style-name="P25"><text:a xlink:type="simple" xlink:href="https://github.com/jmoldow/talks#the-last-mile---delivering-the-last-10-percent-of-a-4-year-migration" text:style-name="Internet_20_link" text:visited-style-name="Visited_20_Internet_20_Link"><text:span text:style-name="Internet_20_link"><text:span text:style-name="T11">The Last Mile - Delivering the Last 10% of a 4-year Migration</text:span></text:span></text:a></text:p>
      <text:p text:style-name="P26"><text:span text:style-name="T68"><text:tab/></text:span><text:a xlink:type="simple" xlink:href="https://github.com/jmoldow/talks#developerweek-global-enterprise---december-2021" text:style-name="Internet_20_link" text:visited-style-name="Visited_20_Internet_20_Link"><text:span text:style-name="T68">DeveloperWeek Global: Enterprise – December 2021</text:span></text:a></text:p>
      <text:p text:style-name="P26"><text:span text:style-name="T69"><text:tab/></text:span><text:a xlink:type="simple" xlink:href="https://github.com/jmoldow/talks#percona-live-online---may-2021" text:style-name="Internet_20_link" text:visited-style-name="Visited_20_Internet_20_Link"><text:span text:style-name="T69">Percona Live Online – May 2021</text:span></text:a></text:p>
      <text:p text:style-name="P27"/>
      <text:p text:style-name="P25"><text:a xlink:type="simple" xlink:href="https://github.com/jmoldow/talks#deploying-a-sharded-vitess-sandbox-cluster-in-public-cloud-kubernetes-in-10-minutes" text:style-name="Internet_20_link" text:visited-style-name="Visited_20_Internet_20_Link"><text:span text:style-name="Internet_20_link"><text:span text:style-name="T11">Deploying a Sharded Vitess Sandbox Cluster in Public Cloud Kubernetes in 10 Minutes</text:span></text:span></text:a></text:p>
      <text:p text:style-name="P25"><text:span text:style-name="T12"><text:tab/></text:span><text:a xlink:type="simple" xlink:href="https://github.com/jmoldow/talks#percona-live-online---may-2021" text:style-name="Internet_20_link" text:visited-style-name="Visited_20_Internet_20_Link"><text:span text:style-name="T13">Percona Live Online – May 2021</text:span></text:a></text:p>
      <text:p text:style-name="P10"/>
      <text:p text:style-name="P25"><text:a xlink:type="simple" xlink:href="https://github.com/jmoldow/talks#introducing-transit-nodes---a-sparse-data-structure-for-recording-sharding-denormalizations" text:style-name="Internet_20_link" text:visited-style-name="Visited_20_Internet_20_Link"><text:span text:style-name="Internet_20_link"><text:span text:style-name="T11">Introducing Transit Nodes - A Sparse Data Structure for Recording Sharding Denormalizations</text:span></text:span></text:a></text:p>
      <text:p text:style-name="P25"><text:span text:style-name="T12"><text:tab/></text:span><text:a xlink:type="simple" xlink:href="https://github.com/jmoldow/talks#percona-live-online---may-2021" text:style-name="Internet_20_link" text:visited-style-name="Visited_20_Internet_20_Link"><text:span text:style-name="T13">Percona Live Online – May 2021</text:span></text:a></text:p>
      <text:p text:style-name="P11"/>
      <text:p text:style-name="P24"><text:a xlink:type="simple" xlink:href="https://github.com/jmoldow/talks#turning-pain-into-gain---a-puppet-unit-testing-story" text:style-name="Internet_20_link" text:visited-style-name="Visited_20_Internet_20_Link"><text:span text:style-name="Internet_20_link"><text:span text:style-name="T10">Turning Pain Into Gain: A Puppet Unit Testing Story</text:span></text:span></text:a><text:span text:style-name="T10"> – Nadeem Ahmad &amp; </text:span><text:span text:style-name="T4">Jordan Moldow</text:span></text:p>
      <text:p text:style-name="P25"><text:span text:style-name="T12"><text:tab/></text:span><text:a xlink:type="simple" xlink:href="https://github.com/jmoldow/talks#puppetconf---october-2016" text:style-name="Internet_20_link" text:visited-style-name="Visited_20_Internet_20_Link"><text:span text:style-name="T12">PuppetConf – October 2016</text:span></text:a></text:p>
      <text:p text:style-name="P8"/>
      <text:p text:style-name="P2">RELEVANT TECHNICAL SKILL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2"><text:span text:style-name="T6">Programming </text:span><text:span text:style-name="T8">(Advanced)</text:span><text:span text:style-name="T6">: </text:span><text:span text:style-name="T7">Python, </text:span><text:span text:style-name="T6">Scala</text:span></text:p>
            <text:p text:style-name="P53"><text:span text:style-name="T8">Programming: </text:span><text:span text:style-name="T6">Java, </text:span><text:span text:style-name="T8">Ruby, </text:span><text:span text:style-name="T9">Javascript, PHP, </text:span><text:span text:style-name="T8">Haskell, C, C++</text:span></text:p>
            <text:p text:style-name="P72"><text:span text:style-name="T6">DevOps: Bash, jq, jsonnet, Kubernetes, Jenkins, Puppet</text:span></text:p>
            <text:p text:style-name="P64">Web content: HTML, <text:span text:style-name="T91">Markdown, </text:span>PHP, Django, <text:span text:style-name="T91">Jupyter Notebooks</text:span></text:p>
            <text:p text:style-name="P65">Data: SQL, MySQL, <text:span text:style-name="T91">Vitess, </text:span><text:span text:style-name="T92">Kafka, CDC, </text:span><text:span text:style-name="T93">Thrift, Avro, </text:span><text:span text:style-name="T94">Hive</text:span></text:p>
            <text:p text:style-name="P64">Development: git, make, <text:span text:style-name="T91">GitHub</text:span></text:p>
            <text:p text:style-name="P64">Operating Systems: GNU/Linux</text:p>
            <text:p text:style-name="P63">Cloud: GCP</text:p>
            <text:p text:style-name="P63">Observability: Wavefront, Splunk, Elasticsearch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945in" fo:margin-bottom="0.1945in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Standard" style:next-style-name="Text_20_body" style:class="chapter">
      <style:paragraph-properties fo:text-align="end" style:justify-single-word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edium_20_Grid_20_1_20_-_20_Accent_20_2" style:display-name="Medium Grid 1 - Accent 2" style:family="paragraph" style:parent-style-name="Standard">
      <style:paragraph-properties fo:margin-left="0.5in" fo:margin-right="0in" fo:text-indent="0in" style:auto-text-indent="false"/>
    </style:style>
    <style:style style:name="p1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Wingdings" fo:font-family="Wingdings" style:font-family-generic="decorative" style:font-pitch="variable" fo:font-weight="bold" style:font-weight-asian="bold" style:font-name-complex="Wingdings" style:font-family-complex="Wingdings" style:font-family-generic-complex="decorative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4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fo:font-size="10pt" style:font-size-asian="10pt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family-generic="decorative" style:font-pitch="variable" fo:font-size="10pt" style:font-size-asian="10pt" style:font-name-complex="Wingdings" style:font-family-complex="Wingdings" style:font-family-generic-complex="decorative" style:font-pitch-complex="variable"/>
    </style:style>
    <style:style style:name="WW8Num1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Subtitle_20_Char" style:display-name="Sub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Heading_20_2_20_Char" style:display-name="Heading 2 Char" style:family="text">
      <style:text-properties fo:font-size="18pt" fo:font-weight="bold" style:font-size-asian="18pt" style:font-weight-asian="bold" style:font-size-complex="18pt" style:font-weight-complex="bold"/>
    </style:style>
    <style:style style:name="Balloon_20_Text_20_Char" style:display-name="Balloon Text Char" style:family="text">
      <style:text-properties fo:font-size="9pt" style:font-size-asian="9pt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l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7528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5.2528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75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5in" fo:margin-bottom="0.75in" fo:margin-left="0.75in" fo:margin-right="0.7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esa</meta:initial-creator>
    <meta:creation-date>2017-04-09T17:03:00</meta:creation-date>
    <dc:date>2024-03-13T23:03:46.800557805</dc:date>
    <meta:print-date>2014-09-30T16:39:00</meta:print-date>
    <meta:editing-cycles>1450</meta:editing-cycles>
    <meta:editing-duration>P8DT2H37M46S</meta:editing-duration>
    <meta:generator>LibreOffice/7.4.7.2$Linux_X86_64 LibreOffice_project/40$Build-2</meta:generator>
    <meta:document-statistic meta:table-count="5" meta:image-count="0" meta:object-count="0" meta:page-count="2" meta:paragraph-count="84" meta:word-count="779" meta:character-count="5620" meta:non-whitespace-character-count="4920"/>
  </office:meta>
</office:document-meta>
</file>